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17.3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6.941cm"/>
    </style:style>
    <style:style style:name="Таблица2.B" style:family="table-column">
      <style:table-column-properties style:column-width="4.646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Default">
      <style:paragraph-properties fo:line-height="150%"/>
      <style:text-properties fo:font-size="14pt" officeooo:paragraph-rsid="000b76a4" style:font-size-asian="14pt" style:font-size-complex="14pt" style:font-weight-complex="bold"/>
    </style:style>
    <style:style style:name="P3" style:family="paragraph" style:parent-style-name="Default">
      <style:paragraph-properties fo:margin-top="0cm" fo:margin-bottom="0cm" style:contextual-spacing="false" fo:text-align="center" style:justify-single-word="false" fo:orphans="0" fo:widows="0"/>
      <style:text-properties fo:font-size="14pt" officeooo:paragraph-rsid="000b76a4" style:letter-kerning="false" style:font-size-asian="14pt" style:font-size-complex="14pt" style:language-complex="ar" style:country-complex="SA" style:font-weight-complex="bold"/>
    </style:style>
    <style:style style:name="P4" style:family="paragraph" style:parent-style-name="Default">
      <style:paragraph-properties fo:margin-top="0cm" fo:margin-bottom="0cm" style:contextual-spacing="false" fo:line-height="150%" fo:text-align="start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font-size="14pt" officeooo:paragraph-rsid="000b76a4" style:letter-kerning="false" style:font-size-asian="14pt" style:font-size-complex="14pt" style:language-complex="ar" style:country-complex="SA" style:font-weight-complex="bold"/>
    </style:style>
    <style:style style:name="P5" style:family="paragraph" style:parent-style-name="Default">
      <style:paragraph-properties fo:margin-top="0cm" fo:margin-bottom="0cm" style:contextual-spacing="false" fo:line-height="150%" fo:text-align="end" style:justify-single-word="false" fo:orphans="0" fo:widows="0"/>
      <style:text-properties fo:font-size="14pt" officeooo:paragraph-rsid="000b76a4" style:letter-kerning="false" style:font-size-asian="14pt" style:font-size-complex="14pt" style:language-complex="ar" style:country-complex="SA" style:font-weight-complex="bold"/>
    </style:style>
    <style:style style:name="P6" style:family="paragraph" style:parent-style-name="Default">
      <style:paragraph-properties fo:margin-top="0cm" fo:margin-bottom="0cm" style:contextual-spacing="false" fo:text-align="center" style:justify-single-word="false" fo:orphans="0" fo:widows="0"/>
      <style:text-properties fo:font-size="14pt" officeooo:rsid="000b76a4" officeooo:paragraph-rsid="000b76a4" style:letter-kerning="false" style:font-size-asian="14pt" style:font-size-complex="14pt" style:language-complex="ar" style:country-complex="SA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14pt" fo:font-weight="bold" officeooo:paragraph-rsid="000b76a4" style:font-size-asian="14pt" style:font-weight-asian="bold" style:font-size-complex="14pt" style:font-weight-complex="bold"/>
    </style:style>
    <style:style style:name="P8" style:family="paragraph" style:parent-style-name="Default">
      <style:paragraph-properties fo:line-height="150%" fo:text-align="center" style:justify-single-word="false"/>
      <style:text-properties officeooo:paragraph-rsid="000b76a4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b76a4"/>
    </style:style>
    <style:style style:name="P10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0b76a4"/>
    </style:style>
    <style:style style:name="P11" style:family="paragraph" style:parent-style-name="Default">
      <style:paragraph-properties fo:text-align="center" style:justify-single-word="false"/>
      <style:text-properties fo:font-size="9pt" officeooo:paragraph-rsid="000b76a4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paragraph-rsid="000b76a4" style:font-size-asian="9pt" style:font-size-complex="9pt"/>
    </style:style>
    <style:style style:name="P13" style:family="paragraph" style:parent-style-name="Default">
      <style:paragraph-properties fo:text-align="center" style:justify-single-word="false"/>
      <style:text-properties fo:font-size="9pt" officeooo:paragraph-rsid="000b76a4" style:font-size-asian="9pt" style:font-size-complex="9pt" text:display="none"/>
    </style:style>
    <style:style style:name="P14" style:family="paragraph" style:parent-style-name="Default">
      <style:paragraph-properties fo:margin-top="0cm" fo:margin-bottom="0cm" style:contextual-spacing="false" fo:line-height="150%" fo:text-align="center" style:justify-single-word="false" fo:orphans="0" fo:widows="0"/>
      <style:text-properties fo:font-size="9pt" officeooo:paragraph-rsid="000b76a4" style:letter-kerning="false" style:font-size-asian="9pt" style:font-size-complex="9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09fff8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0e9375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15ebcb"/>
    </style:style>
    <style:style style:name="P18" style:family="paragraph" style:parent-style-name="Standard">
      <style:paragraph-properties fo:line-height="0.312cm" fo:text-align="center" style:justify-single-word="false"/>
      <style:text-properties officeooo:paragraph-rsid="000b76a4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b76a4" style:font-name-asian="Calibri1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b76a4" officeooo:paragraph-rsid="000b76a4" style:font-name-asian="Calibri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officeooo:paragraph-rsid="000b76a4" style:font-weight-asian="bold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be385" officeooo:paragraph-rsid="000b76a4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082fc" officeooo:paragraph-rsid="001082fc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19b78" officeooo:paragraph-rsid="00119b78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2ce5a" officeooo:paragraph-rsid="0012ce5a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12ce5a" officeooo:paragraph-rsid="0015ebcb"/>
    </style:style>
    <style:style style:name="P27" style:family="paragraph" style:parent-style-name="Text_20_body">
      <style:paragraph-properties fo:margin-left="5.752cm" fo:margin-right="5.267cm" fo:line-height="150%" fo:text-align="center" style:justify-single-word="false" fo:text-indent="-0.002cm" style:auto-text-indent="false"/>
      <style:text-properties style:font-name="Times New Roman" fo:font-size="14pt" fo:font-weight="bold" officeooo:paragraph-rsid="000b76a4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officeooo:paragraph-rsid="000b76a4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paragraph-rsid="000b76a4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Contents_20_Heading">
      <style:text-properties officeooo:rsid="0015ebcb" officeooo:paragraph-rsid="0015ebcb"/>
    </style:style>
    <style:style style:name="P32" style:family="paragraph" style:parent-style-name="Contents_20_Heading">
      <style:text-properties officeooo:rsid="00179cdd" officeooo:paragraph-rsid="00179cdd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color="#ffffff" loext:opacity="100%" fo:font-size="2pt" officeooo:rsid="00179cdd" officeooo:paragraph-rsid="00179cdd" style:font-size-asian="2pt" style:font-size-complex="2pt"/>
    </style:style>
    <style:style style:name="P37" style:family="paragraph" style:parent-style-name="List_20_Paragraph" style:list-style-name="WWNum1" style:master-page-name="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0aa203"/>
    </style:style>
    <style:style style:name="P38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paragraph-rsid="000aa203"/>
    </style:style>
    <style:style style:name="P39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0f85c7" officeooo:paragraph-rsid="000f85c7"/>
    </style:style>
    <style:style style:name="P40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0f85c7" officeooo:paragraph-rsid="00197f11"/>
    </style:style>
    <style:style style:name="P41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15ebcb" officeooo:paragraph-rsid="0015ebcb"/>
    </style:style>
    <style:style style:name="P42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197f11" officeooo:paragraph-rsid="00197f11"/>
    </style:style>
    <style:style style:name="P43" style:family="paragraph" style:parent-style-name="Standard">
      <style:text-properties officeooo:rsid="0015ebcb" officeooo:paragraph-rsid="0015ebcb"/>
    </style:style>
    <style:style style:name="P44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15ebcb"/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197f11"/>
    </style:style>
    <style:style style:name="P46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rsid="000d5958" officeooo:paragraph-rsid="000d5958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1.3cm" style:auto-text-indent="false" style:page-number="auto" fo:background-color="transparent" style:writing-mode="lr-tb"/>
    </style:style>
    <style:style style:name="P4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79cdd"/>
    </style:style>
    <style:style style:name="P50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97f11"/>
    </style:style>
    <style:style style:name="T1" style:family="text">
      <style:text-properties officeooo:rsid="0009fff8"/>
    </style:style>
    <style:style style:name="T2" style:family="text">
      <style:text-properties officeooo:rsid="000aa203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style:font-name="Times New Roman" fo:font-size="9pt" style:font-size-asian="9pt" style:font-name-complex="Times New Roman1" text:display="none"/>
    </style:style>
    <style:style style:name="T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officeooo:rsid="000b76a4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officeooo:rsid="001be385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082fc" style:font-size-asian="14pt" style:font-name-complex="Times New Roman1" style:font-size-complex="14pt"/>
    </style:style>
    <style:style style:name="T9" style:family="text">
      <style:text-properties officeooo:rsid="000b76a4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11" style:family="text">
      <style:text-properties officeooo:rsid="000d5958"/>
    </style:style>
    <style:style style:name="T12" style:family="text">
      <style:text-properties officeooo:rsid="000e9375"/>
    </style:style>
    <style:style style:name="T13" style:family="text">
      <style:text-properties officeooo:rsid="000f85c7"/>
    </style:style>
    <style:style style:name="T14" style:family="text">
      <style:text-properties officeooo:rsid="001082fc"/>
    </style:style>
    <style:style style:name="T15" style:family="text">
      <style:text-properties officeooo:rsid="00127070"/>
    </style:style>
    <style:style style:name="T16" style:family="text">
      <style:text-properties officeooo:rsid="00130732"/>
    </style:style>
    <style:style style:name="T17" style:family="text">
      <style:text-properties officeooo:rsid="0015ebcb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5ebcb"/>
    </style:style>
    <style:style style:name="T20" style:family="text">
      <style:text-properties fo:language="en" fo:country="US" officeooo:rsid="00197f11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5ebcb"/>
    </style:style>
    <style:style style:name="T23" style:family="text">
      <style:text-properties fo:language="ru" fo:country="RU" officeooo:rsid="000f85c7"/>
    </style:style>
    <style:style style:name="T24" style:family="text">
      <style:text-properties fo:language="ru" fo:country="RU" officeooo:rsid="00197f11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officeooo:rsid="0015ebcb" style:font-size-asian="16pt" style:font-size-complex="16pt"/>
    </style:style>
    <style:style style:name="T27" style:family="text">
      <style:text-properties officeooo:rsid="00179cdd"/>
    </style:style>
    <style:style style:name="T28" style:family="text">
      <style:text-properties officeooo:rsid="00197f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</text:p>
      <text:p text:style-name="P7">учреждение высшего образования</text:p>
      <text:p text:style-name="P7">«САРАТОВСКИЙ НАЦИОНАЛЬНЫЙ ИССЛЕДОВАТЕЛЬСКИЙ </text:p>
      <text:p text:style-name="P7">ГОСУДАРСТВЕННЫЙ УНИВЕРСИТЕТ ИМЕНИ </text:p>
      <text:p text:style-name="P7">Н.Г. ЧЕРНЫШЕВСКОГО»</text:p>
      <text:p text:style-name="P8"><text:span text:style-name="T3"/></text:p>
      <text:p text:style-name="P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/>
            <text:p text:style-name="P6">Марков Андрей Андреевич</text:p>
          </table:table-cell>
        </table:table-row>
      </table:table>
      <text:p text:style-name="P18"><text:span text:style-name="T4"/></text:p>
      <text:p text:style-name="P27"/>
      <text:p text:style-name="P20">РЕФЕРАТ</text:p>
      <text:p text:style-name="P19"/>
      <text:p text:style-name="P9"><text:span text:style-name="T5">Студента </text:span><text:span text:style-name="T6">1</text:span><text:span text:style-name="T5"> курса </text:span><text:span text:style-name="T6">151</text:span><text:span text:style-name="T5"> группы</text:span></text:p>
      <text:p text:style-name="P9"><text:span text:style-name="T5">направления </text:span><text:span text:style-name="T10">09.03.04</text:span><text:span text:style-name="T5"> «</text:span><text:span text:style-name="T7">Программная иженерия</text:span><text:span text:style-name="T5">»</text:span></text:p>
      <text:p text:style-name="P22"><text:span text:style-name="T5">Факультет компьютерных наук </text:span><text:span text:style-name="T6">и информационных технологий</text:span></text:p>
      <text:p text:style-name="P10"><text:span text:style-name="T6">Григорьев</text:span><text:span text:style-name="T8">а</text:span><text:span text:style-name="T6"> Данил</text:span><text:span text:style-name="T8">ы</text:span><text:span text:style-name="T6"> Евгеньевич</text:span><text:span text:style-name="T8">а</text:span>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8">Научный руководитель:</text:p>
          </table:table-cell>
          <table:table-cell table:style-name="Таблица2.B1" office:value-type="string">
            <text:p text:style-name="P4"/>
            <text:p text:style-name="P4"/>
            <text:p text:style-name="P14">подпись, дата</text:p>
          </table:table-cell>
          <table:table-cell table:style-name="Таблица2.A1" office:value-type="string">
            <text:p text:style-name="P5"><text:span text:style-name="T9">А. С. </text:span>Иванов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(именительный падеж)</text:p>
      <text:p text:style-name="P21"/>
      <text:p text:style-name="P29">Саратов 2023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СОДЕРЖАНИЕ</text:p>
          </text:index-title>
          <text:p text:style-name="P30"><text:a xlink:type="simple" xlink:href="#__RefHeading___Toc2000_3420858366%20%D0%9A%D0%BE%D0%BF%D0%B8%D1%8F%201%20%D0%9A%D0%BE%D0%BF%D0%B8%D1%8F%201" text:style-name="Index_20_Link" text:visited-style-name="Index_20_Link">Введение<text:tab/>3</text:a></text:p>
          <text:p text:style-name="P30"><text:a xlink:type="simple" xlink:href="#__RefHeading___Toc1998_3420858366" text:style-name="Index_20_Link" text:visited-style-name="Index_20_Link">Кто такой академик Марков?<text:tab/>4</text:a></text:p>
          <text:p text:style-name="P30"><text:a xlink:type="simple" xlink:href="#__RefHeading___Toc2000_3420858366" text:style-name="Index_20_Link" text:visited-style-name="Index_20_Link">Вклад А. А. Маркова в развитие математики и информатики<text:tab/>7</text:a></text:p>
          <text:p text:style-name="P30"><text:a xlink:type="simple" xlink:href="#__RefHeading___Toc2000_3420858366%20%D0%9A%D0%BE%D0%BF%D0%B8%D1%8F%201" text:style-name="Index_20_Link" text:visited-style-name="Index_20_Link">Заключение<text:tab/>9</text:a></text:p>
        </text:index-body>
      </text:table-of-content>
      <text:h text:style-name="P46" text:outline-level="1"/>
      <text:h text:style-name="P36" text:outline-level="1"><text:bookmark-start text:name="__RefHeading___Toc2000_3420858366 Копия 1 Копия 1"/>Введение<text:bookmark-end text:name="__RefHeading___Toc2000_3420858366 Копия 1 Копия 1"/></text:h>
      <text:p text:style-name="P32"><text:bookmark-start text:name="__RefHeading___Toc1998_3420858366 Копия 1"/><text:span text:style-name="T25">ВВЕДЕНИЕ</text:span><text:bookmark-end text:name="__RefHeading___Toc1998_3420858366 Копия 1"/></text:p>
      <text:p text:style-name="P17">Андрей Андреевич Марков был выдающимся <text:span text:style-name="T28">русским и советским</text:span> математиком, чьи работы оказали огромное влияние на информатику и области, связанные с анализом данных и вероятностью. <text:span text:style-name="T28">Более всего ценятся его достижения в области теории чисел, теории случайных процессов, теории вероятностей и математического анализа.</text:span></text:p>
      <text:p text:style-name="P45">Цепи Маркова используются для моделирования случайных процессов и анализа временных рядов, в то время как метод наименьших квадратов широко применяется в анализе данных, <text:span text:style-name="T28">в </text:span>машинном обучении и <text:span text:style-name="T28">в</text:span> обработке сигналов.</text:p>
      <text:p text:style-name="P45">Таким образом, <text:span text:style-name="T28">с развитием больших данных и машинного обучения</text:span> <text:span text:style-name="T28">труды</text:span> Андре<text:span text:style-name="T28">я</text:span> Андреевич<text:span text:style-name="T28">а</text:span> Марков <text:span text:style-name="T28">оказывают всё большее</text:span> влияние на современные вычислительные науки.</text:p>
      <text:h text:style-name="P34" text:outline-level="1"><text:bookmark-start text:name="__RefHeading___Toc1998_3420858366"/>Кто такой академик Марков?<text:bookmark-end text:name="__RefHeading___Toc1998_3420858366"/></text:h>
      <text:p text:style-name="P16">Андрей Андреевич Марков родился 14 июня 1856 года в <text:span text:style-name="T11">столице </text:span>Рязанской губернии <text:span text:style-name="T11">городе Рязани[1], </text:span><text:span text:style-name="T12">но вскоре вместе с родителями переехал в </text:span><text:span text:style-name="T17">столицу Российской империи</text:span><text:span text:style-name="T12"> Петербург.</text:span></text:p>
      <text:p text:style-name="P16"><text:span text:style-name="T12">В 1866 году он поступил в Пятую Санкт-Петербургскую (Аларчинскую) гимназию.</text:span> <text:span text:style-name="T17">Марков никогда</text:span> не относился к числу лучших учеников, <text:span text:style-name="T13">поскольку крайне плохо осваивал все дисциплины, что грозило </text:span><text:span text:style-name="T17">отчислением</text:span><text:span text:style-name="T13"> из учебного заведения за неуспеваемость.[2] Единственным исключением стала математика, по которой Андрей Андреевич был одним из лучших учеников.[3]</text:span> <text:span text:style-name="T13">В</text:span> последних классах А. А. Марков <text:span text:style-name="T17">размышлял</text:span> <text:span text:style-name="T17">над</text:span> оставлени<text:span text:style-name="T17">ем</text:span> <text:span text:style-name="T13">гимназии</text:span> и переход<text:span text:style-name="T17">ом</text:span> в техническое учебное заведение, <text:span text:style-name="T13">но не осмелился на подобный шаг.</text:span></text:p>
      <text:p text:style-name="P15"><text:span text:style-name="T13">В гимназические годы</text:span> <text:span text:style-name="T13">будущий академик</text:span> <text:span text:style-name="T13">самостоятельно</text:span> <text:span text:style-name="T13">изучал</text:span> высш<text:span text:style-name="T13">ую</text:span> математик<text:span text:style-name="T13">у</text:span>. <text:span text:style-name="T14">Более того, он пришёл к тому, что открыл</text:span> «нов<text:span text:style-name="T14">ый»</text:span> метод интегрирования линейных дифференциальных уравнений с постоянными коэффициентами, <text:span text:style-name="T14">о чём написал известным математикам В. Я. Буяновскому, Е. И. Золотарёву и А. Н. Коркину[4]. Последние два профессора в ответных письмах объяснили ему, что найденный метод не является новым, но именно с этого письма завязалось знакомство с профессорами </text:span><text:span text:style-name="T17">Петербургского университета</text:span><text:span text:style-name="T14">, впоследствии вылившееся в тесную дружбу.</text:span></text:p>
      <text:p text:style-name="P23">В 1874 году А. А. Марков поступил в Санкт-Петербургский Императорский университет.<text:span text:style-name="T1"> В то время там читал лекции великий русский математик П. Л. Чебышев, </text:span>оказавший колоссальное влияние на научные интересы будущего академика. Студент принимал активное участие в деятельности студенческих кружков под руководством Е. И. Золотарёва и А. Н. Коркина, с которыми он познакомился, будучи юным гимназистом.</text:p>
      <text:p text:style-name="P24">31 мая 1878 года <text:span text:style-name="T15">студент окончил университет с отличием. </text:span>За сочинение «<text:span text:style-name="T1">Об интегрировании дифференциальных уравнений при помощи </text:span><text:soft-page-break/><text:span text:style-name="T1">непрерывных дробей» </text:span>Андрей Андреевич Марков был удостоен золотой медал<text:span text:style-name="T15">и. Он остался для научной и педагогической деятельности и со следующего же года стал преподавать повторительные курсы дифференциального и интегрального счисления.</text:span></text:p>
      <text:p text:style-name="P25">В 1880 году Марков<text:span text:style-name="T1"> защитил магистерскую диссертацию и </text:span>стал приват-доцентом<text:span text:style-name="T1"> Петербургско</text:span>го<text:span text:style-name="T1"> университет</text:span>а<text:span text:style-name="T1">.</text:span></text:p>
      <text:p text:style-name="P25">В 1883 году А. А. Марков женился на Марии Ивановне Вальватьевой, <text:span text:style-name="T16">у которой был учителем математики.</text:span></text:p>
      <text:p text:style-name="P25">В 1886 году А. А. Марков стал профессором, тогда же по предложению П. Л. Чебышева Императорская Санкт-Петербургская академия наук избрала его адъюнктом по физико-математическому отделению. <text:span text:style-name="T17">В</text:span> 1890 году А. А. Марков был избран экстраординарным академиком., <text:span text:style-name="T17">а в</text:span> 1896 году <text:span text:style-name="T22">—</text:span> ординарным академиком.</text:p>
      <text:p text:style-name="P26"><text:span text:style-name="T17"><text:tab/>Достижения Маркова получили широкое признание, о чём свидетельствовало его избрание 4 марта </text:span>1888 год<text:span text:style-name="T17">а</text:span> членом-корреспондентом Харьковского математического общества, <text:span text:style-name="T17">18 февраля 1892 года — членом Московского математического общества, а в 1898 году — действительным членом Физико-математического общества при Казанском университете. В 1902 году он стал почётным доктором математики Абельского университета</text:span><text:span text:style-name="T19">[5], </text:span><text:span text:style-name="T22">в 1905 — заслуженным профессором Петербургского университета.</text:span><text:span text:style-name="T19">[6]</text:span></text:p>
      <text:p text:style-name="P25">В 1911 году <text:span text:style-name="T1">в знак протеста против политики министра Л. А. Кассо и разгона студенческих демонстраций добровольно оставил Санкт-Петербургский университет.</text:span></text:p>
      <text:p text:style-name="P17">В 1913 г<text:span text:style-name="T17">оду</text:span> М<text:span text:style-name="T17">арков был</text:span> избран поч<text:span text:style-name="T17">ё</text:span>тным членом Петербургского университета, <text:span text:style-name="T17">но из-за конфликта профессора с властями и высшими научными кругами решением </text:span>минист<text:span text:style-name="T17">ра</text:span> народного просвещения <text:span text:style-name="T17">это звание было закреплено за ним </text:span>только в 1917 г.</text:p>
      <text:p text:style-name="P15"><text:span text:style-name="T17">Последние месяцы жизни Марков провёл в постели, страдая тяжёлой формой радикулита и аневризмой. Профессор перенёс операцию, в </text:span><text:soft-page-break/><text:span text:style-name="T17">результате которой произошло общее заражение крови и через несколько дней, когда консилиум врачей уже признал Маркова паллиативным больным, 20 июля 1922 года, он умер. Великий математик был похоронен на Митрофаньевском кладбище.</text:span></text:p>
      <text:h text:style-name="P35" text:outline-level="1"><text:bookmark-start text:name="__RefHeading___Toc2000_3420858366"/><text:span text:style-name="T25">Вклад А. А. Маркова в развитие </text:span><text:span text:style-name="T26">математики и</text:span><text:span text:style-name="T25"> информатики</text:span><text:bookmark-end text:name="__RefHeading___Toc2000_3420858366"/></text:h>
      <text:p text:style-name="P47">Андрей Андреевич Марков был выдающимся российским математиком и ученым в области вероятности и математической статистики. Его работа оказала значительное влияние на развитие математики и информатики. </text:p>
      <text:p text:style-name="P50"><text:tab/>Марков старший внёс существенный вклад в теорию случайных процессов. <text:span text:style-name="T27">Цепи Маркова — это </text:span>стохастические процессы, в которых вероятность будущего состояния зависит только от текущего состояния и не зависит от предыдущих состояний. Этот формализм имел и имеет огромное применение в различных областях, включая теорию вероятности, статистику, экономику, биологию и информатику. <text:span text:style-name="T27">Благодаря цепям Маркова стало взомжно</text:span> моделировать различные процессы, начиная от статистических моделей до анализа текстов и прогнозирования поведения пользователей в Data Science.<text:span text:style-name="T20">[7]</text:span> <text:span text:style-name="T27">Марковские цепи применяются </text:span>в задачах распознавания образов, <text:span text:style-name="T27">в</text:span> обработк<text:span text:style-name="T27">е</text:span> естественного языка и <text:span text:style-name="T27">в</text:span> анализе временных рядов.</text:p>
      <text:p text:style-name="P50"><text:tab/>Его работы о стационарных последовательностях, моментах времени возвращения и теории больших уклонений имеют большое значение для понимания случайных явлений. <text:span text:style-name="T28">Они</text:span> использу<text:span text:style-name="T28">ю</text:span>тся в задачах, связанных с анализом временных рядов, оптимизацией и принятием решений в условиях неопредел<text:span text:style-name="T27">ё</text:span>нности.</text:p>
      <text:p text:style-name="P49"><text:tab/>Марков также работал над теорией квадратичных форм и опубликовал многочисленные работы по этой теме. Его вклад в этой области помог усовершенствовать методы работы с <text:span text:style-name="T28">ними</text:span>, что нашло применение в математической физике, теории чисел и других математических дисциплинах. <text:span text:style-name="T27">Всё это помогло</text:span> разработать новые методы анализа данных. <text:s/>Его работы о моментах случайных величин<text:span text:style-name="T20">[8]</text:span>, о броуновском движении и о марковских процессах с непрерывным временем оказались важными для развития <text:span text:style-name="T27">теории чисел и теории вероятностей</text:span>. Они легли в основу многих современных алгоритмов <text:span text:style-name="T27">—</text:span> от ранжирования интернет-страниц до анализа трафика, обработки естественного языка, криптографии<text:span text:style-name="T20">[9]</text:span> и оптимизаци<text:span text:style-name="T27">и</text:span>. <text:soft-page-break/><text:span text:style-name="T28">Так, <text:s/>одна из стандартных интерпретаций алгоритма PageRank основывается на простом, но фундаментальном понятии цепей Маркова.</text:span></text:p>
      <text:p text:style-name="P48"><text:tab/>Марков разработал метод наименьших квадратов для решения линейных систем уравнений.<text:span text:style-name="T20">[10]</text:span> <text:span text:style-name="T28">Его работы</text:span> позволили включить <text:span text:style-name="T28">этот метод</text:span> в теорию оценивания математической статистики, в которой он является важной и естественной частью. <text:span text:style-name="T28">Он</text:span> имеет огромное практическое значение и используется в различных областях, включая обработку <text:span text:style-name="T28">изображений,</text:span> сигналов, машинное обучение и эконометрику<text:span text:style-name="T20">[11]</text:span>,<text:span text:style-name="T27"> для решения задач регрессии </text:span><text:span text:style-name="T28">и</text:span><text:span text:style-name="T27"> аппроксимации данных.</text:span></text:p>
      <text:p text:style-name="P48"><text:tab/><text:span text:style-name="T27">Таким образом</text:span>, Андрей Андреевич Марков <text:span text:style-name="T27">внёс</text:span> <text:span text:style-name="T27">большой</text:span> вклад в математику и информатику, оставив после себя множество важных теоретических и практических результатов, которые до сих пор активно используются и развиваются в научных и инженерных исследованиях.</text:p>
      <text:h text:style-name="P36" text:outline-level="1"><text:bookmark-start text:name="__RefHeading___Toc2000_3420858366 Копия 1"/>Заключение<text:bookmark-end text:name="__RefHeading___Toc2000_3420858366 Копия 1"/></text:h>
      <text:p text:style-name="P31"><text:bookmark-start text:name="__RefHeading___Toc2002_3420858366 Копия 1"/>ЗАКЛЮЧЕНИЕ<text:bookmark-end text:name="__RefHeading___Toc2002_3420858366 Копия 1"/></text:p>
      <text:p text:style-name="P43">Андрей Андреевич Марков оказал огромное влияние на развитие математики и информатики своими выдающимися достижениями в области вероятности, теории случайных процессов, квадратичных форм и методов наименьших квадратов. Его работы продолжают быть актуальными и востребованными в современной науке и индустрии. Марков оставил наследие, которое вдохновляет новое поколение ученых и исследователей стремиться к новым высотам в математике и информатике.</text:p>
      <text:p text:style-name="P1"><text:bookmark-start text:name="__RefHeading___Toc2002_3420858366"/>СПИСОК ИСПОЛЬЗОВАННЫХ ИСТОЧНИКОВ<text:bookmark-end text:name="__RefHeading___Toc2002_3420858366"/></text:p>
      <text:list text:style-name="WWNum1">
        <text:list-item>
          <text:p text:style-name="P37">Марков Андрей Андреевич // Биографика СпбГУ. Санкт-Петербургский государственный университет. — <text:span text:style-name="T2">URL: https://bioslovhist.spbu.ru/person/486-markov-andrey-andreyevich.html (17.09.2023)</text:span></text:p>
        </text:list-item>
        <text:list-item>
          <text:p text:style-name="P38">Бадиков, А.С. Жизнь и деятельность Андрея Андреевича Маркова / А.С. Бадиков // NovaInfo, 2016. — № 46 — С. 8-14 — URL: https://novainfo.ru/article/6321 (12.09.2023).</text:p>
        </text:list-item>
        <text:list-item>
          <text:p text:style-name="P38">Математик Марков: ученик Чебышева, исследователь «цепей» и политический активист // <text:span text:style-name="T2">Хабр. — URL: https://habr.com/ru/companies/itglobalcom/articles/754330/ (17.09.2023)</text:span></text:p>
        </text:list-item>
        <text:list-item>
          <text:p text:style-name="P39">Чистяков, В. Д. Рассказы о математиках. / В. Д. Чистяков <text:span text:style-name="T2">— </text:span><text:span text:style-name="T14">С. 266-275</text:span> <text:span text:style-name="T2">— </text:span>Минск: Вышейшая школа, 1966.</text:p>
        </text:list-item>
        <text:list-item>
          <text:p text:style-name="P41">Гродзенский, <text:s/>С. Я. Андрей Андреевич Марков. 1856 — 1922. / С. Я. Гродзенский — М.: Наука, 1987. — С. 55</text:p>
        </text:list-item>
        <text:list-item>
          <text:p text:style-name="P39">Марков Андрей Андреевич (русский математик) // Большая советская энциклопедия. — М.: Советская энциклопедия. 1969-1978.</text:p>
        </text:list-item>
        <text:list-item>
          <text:p text:style-name="P42">Росса Д. Introduction to Markov chains / Д. Росса, Б. Росса // <text:span text:style-name="T18">Towards Data Science. - URL: https://towardsdatascience.com/brief-introduction-to-markov-chains-2c8cab9c98ab (24.</text:span><text:span text:style-name="T21">09.2023)</text:span></text:p>
        </text:list-item>
        <text:list-item>
          <text:p text:style-name="P42"><text:span text:style-name="T21">Круглов В. М. Марковские моменты / В. М. Круглов // Вестник Московского университета. Серия 15. Вычислительная математика и кибернетика. </text:span><text:span text:style-name="T23">—</text:span><text:span text:style-name="T21"> 2011. </text:span><text:span text:style-name="T23">—</text:span><text:span text:style-name="T21"> URL: https://cyberleninka.ru/article/n/markovskie-momenty (25.09.2023).</text:span></text:p>
        </text:list-item>
        <text:list-item>
          <text:p text:style-name="P40"><text:span text:style-name="T28">Кобяк И. П. </text:span>Защита информации в вычислительных сетях / И. П. Кобяк. – Минск : БГУИР, 2011. – <text:span text:style-name="T28">С.</text:span> 86</text:p>
        </text:list-item>
        <text:list-item>
          <text:p text:style-name="P40">Витковский В. В. Наименьшие квадраты // Энциклопедический словарь Брокгауза и Ефрона : в 86 т. (82 т. и 4 доп.). — СПб., 1890—1907.</text:p>
        </text:list-item>
        <text:list-item>
          <text:p text:style-name="P40"><text:soft-page-break/>Доугерти К. Введение в эконометрику /<text:span text:style-name="T18"> </text:span><text:span text:style-name="T20">К.</text:span><text:span text:style-name="T20"> Доугерт</text:span><text:span text:style-name="T24">и</text:span><text:span text:style-name="T21"> </text:span>— М.: ИНФРА-М, 1999. — <text:span text:style-name="T28">С. 46-5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2" fo:font-family="'Times New Roman'" style:font-style-name="Жирный" style:font-family-generic="roman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roid Sans Arabic" style:font-family-complex="'Droid Sans Arabic'" style:font-family-generic-complex="system" style:font-pitch-complex="variable" style:font-size-complex="24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 style:master-page-name="">
      <style:paragraph-properties fo:text-align="center" style:justify-single-word="false" style:page-number="auto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text-properties fo:text-transform="uppercase" fo:font-size="9pt" fo:letter-spacing="0.018cm" style:font-size-asian="9pt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Название_20_Знак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/>
    </style:style>
    <style:style style:name="No_20_Spacing" style:display-name="No Spacing" style:family="paragraph" style:parent-style-name="Standard" loext:linked-style-name="Без_20_интервала_20_Знак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1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1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Endnote" style:family="paragraph" style:parent-style-name="Standard" loext:linked-style-name="Текст_20_концевой_20_сноски_20_Знак" style:class="extra">
      <style:text-properties fo:font-size="10pt" style:font-size-asian="10pt" style:font-size-complex="10pt"/>
    </style:style>
    <style:style style:name="Bibliography" style:family="paragraph" style:parent-style-name="Standard" style:next-style-name="Standard"/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Document_20_Map" style:display-name="Document Map" style:family="paragraph" style:parent-style-name="Standard" loext:linked-style-name="Схема_20_документа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language-complex="ar" style:country-complex="SA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4pt" style:font-size-asian="14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font-size="12pt" style:font-size-asian="12pt" style:font-size-complex="16pt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2pt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Endnote_20_Symbol" style:display-name="Endnote Symbol" style:family="text"/>
    <style:style style:name="Верхний_20_колонтитул_20_Знак1" style:display-name="Верхний колонтитул Знак1" style:family="text" style:parent-style-name="Default_20_Paragraph_20_Font">
      <style:text-properties fo:font-size="14pt" style:font-size-asian="14pt" style:font-size-complex="12pt"/>
    </style:style>
    <style:style style:name="Нижний_20_колонтитул_20_Знак1" style:display-name="Нижний колонтитул Знак1" style:family="text" style:parent-style-name="Default_20_Paragraph_20_Font">
      <style:text-properties fo:font-size="14pt" style:font-size-asian="14pt" style:font-size-complex="12pt"/>
    </style:style>
    <style:style style:name="Заголовок_20_1_20_Знак1" style:display-name="Заголовок 1 Знак1" style:family="text" style:parent-style-name="Default_20_Paragraph_20_Font">
      <style:text-properties fo:color="#365f91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letter-kerning="false" style:font-size-asian="14pt" style:font-weight-asian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анила</meta:initial-creator>
    <meta:editing-cycles>8</meta:editing-cycles>
    <meta:creation-date>2023-09-12T14:02:00</meta:creation-date>
    <dc:date>2023-09-25T21:53:09.070000000</dc:date>
    <meta:editing-duration>PT5H45M1S</meta:editing-duration>
    <meta:generator>LibreOffice/7.6.1.2$Windows_X86_64 LibreOffice_project/f5defcebd022c5bc36bbb79be232cb6926d8f674</meta:generator>
    <meta:print-date>2023-09-25T21:50:04.135000000</meta:print-date>
    <meta:printed-by>Файлы PDF</meta:printed-by>
    <meta:document-statistic meta:table-count="2" meta:image-count="0" meta:object-count="0" meta:page-count="11" meta:paragraph-count="61" meta:word-count="1262" meta:character-count="9740" meta:non-whitespace-character-count="8514"/>
    <meta:user-defined meta:name="AppVersion">12.0000</meta:user-defined>
    <meta:template xlink:type="simple" xlink:actuate="onRequest" xlink:title="Normal" xlink:href=""/>
  </office:meta>
</office:document-meta>
</file>